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 terrestre? sim.</text:p>
      <text:p text:style-name="Standard">Tem motor? não</text:p>
      <text:p text:style-name="Standard">Tem 2 rodas? não</text:p>
      <text:p text:style-name="Standard">Tem 4 rodas ou mais? sim.</text:p>
      <text:p text:style-name="Standard">É Utilizado para trabalhos agrícolas? sim.</text:p>
      <text:p text:style-name="Standard"/>
      <text:p text:style-name="Standard">Então o transporte escolhido foi o Trator.</text:p>
      <text:p text:style-name="Standard">—------------------------------------------------------</text:p>
      <text:p text:style-name="Standard">É terrestre? sim.</text:p>
      <text:p text:style-name="Standard">Tem motor? sim.</text:p>
      <text:p text:style-name="Standard">Tem 2 rodas? sim.</text:p>
      <text:p text:style-name="Standard"/>
      <text:p text:style-name="Standard">Então o transporte escolhido foi a moto.</text:p>
      <text:p text:style-name="Standard">—-------------------------------------------------------</text:p>
      <text:p text:style-name="Standard"/>
      <text:p text:style-name="Standard">É terrestre? sim.</text:p>
      <text:p text:style-name="Standard">Tem motor?não.</text:p>
      <text:p text:style-name="Standard">Tem 2 rodas? sim.</text:p>
      <text:p text:style-name="Standard"/>
      <text:p text:style-name="Standard">Então o transporte escolhido foi a bicicleta.</text:p>
      <text:p text:style-name="Standard"><text:soft-page-break/>—-------------------------------------------------------</text:p>
      <text:p text:style-name="Standard"/>
      <text:p text:style-name="Standard">É terrestre? sim.</text:p>
      <text:p text:style-name="Standard">Tem motor? sim.</text:p>
      <text:p text:style-name="Standard">Tem 2 rodas? não.</text:p>
      <text:p text:style-name="Standard">Tem 4 rodas ou mais? não.</text:p>
      <text:p text:style-name="Standard"/>
      <text:p text:style-name="Standard">Então o transporte escolhido foi o trem.</text:p>
      <text:p text:style-name="Standard">—--------------------------------------------------------</text:p>
      <text:p text:style-name="Standard"/>
      <text:p text:style-name="Standard">É terrestre? sim.</text:p>
      <text:p text:style-name="Standard">Tem motor? sim.</text:p>
      <text:p text:style-name="Standard">Tem 2 rodas? não.</text:p>
      <text:p text:style-name="Standard">Tem 4 rodas ou mais?sim.</text:p>
      <text:p text:style-name="Standard">É Utilizado para trabalhos agrícolas? não.</text:p>
      <text:p text:style-name="Standard">É comumente utilizado como meio de transporte individual? sim.</text:p>
      <text:p text:style-name="Standard"/>
      <text:p text:style-name="Standard">Então o transporte escolhido foi o carro.</text:p>
      <text:p text:style-name="Standard">—--------------------------------------------------------</text:p>
      <text:p text:style-name="Standard"/>
      <text:p text:style-name="Standard">É terrestre? sim.</text:p>
      <text:p text:style-name="Standard"><text:soft-page-break/>Tem motor? sim.</text:p>
      <text:p text:style-name="Standard">Tem 2 rodas? não.</text:p>
      <text:p text:style-name="Standard">Tem 4 rodas ou mais?sim.</text:p>
      <text:p text:style-name="Standard">É Utilizado para trabalhos agrícolas? não.</text:p>
      <text:p text:style-name="Standard">É comumente utilizado como meio de transporte individual?não.</text:p>
      <text:p text:style-name="Standard">É comumente utilizado para o transporte de grandes cargas?sim.</text:p>
      <text:p text:style-name="Standard"/>
      <text:p text:style-name="Standard">Então o transporte escolhido foi o caminhão.</text:p>
      <text:p text:style-name="Standard">—-----------------------------------------------------------------------</text:p>
      <text:p text:style-name="Standard"/>
      <text:p text:style-name="Standard">É terrestre? sim.</text:p>
      <text:p text:style-name="Standard">Tem motor? sim.</text:p>
      <text:p text:style-name="Standard">Tem 2 rodas? não.</text:p>
      <text:p text:style-name="Standard">Tem 4 rodas ou mais?sim.</text:p>
      <text:p text:style-name="Standard">É Utilizado para trabalhos agrícolas? não.</text:p>
      <text:p text:style-name="Standard">É comumente utilizado como meio de transporte individual?não.</text:p>
      <text:p text:style-name="Standard">É comumente utilizado para o transporte de grandes cargas?não.</text:p>
      <text:p text:style-name="Standard">É comumente utilizado como meio de transporte coletivo?sim.</text:p>
      <text:p text:style-name="Standard"/>
      <text:p text:style-name="Standard">Então o transporte escolhido foi o ônibus.</text:p>
      <text:p text:style-name="Standard">—------------------------------------------------------------------------</text:p>
      <text:p text:style-name="Standard"><text:soft-page-break/>É terrestre? não.</text:p>
      <text:p text:style-name="Standard">É aéreo? sim.</text:p>
      <text:p text:style-name="Standard">Precisa de combustível? não.</text:p>
      <text:p text:style-name="Standard"/>
      <text:p text:style-name="Standard">Então o transporte escolhido foi o Paraquedas.</text:p>
      <text:p text:style-name="Standard">—-------------------------------------------------------------------------</text:p>
      <text:p text:style-name="Standard">É terrestre? não.</text:p>
      <text:p text:style-name="Standard">É aéreo? sim.</text:p>
      <text:p text:style-name="Standard">Precisa de combustível?sim.</text:p>
      <text:p text:style-name="Standard">Tem asa? não.</text:p>
      <text:p text:style-name="Standard">tem Hélice? não.</text:p>
      <text:p text:style-name="Standard"/>
      <text:p text:style-name="Standard">Então o transporte escolhido foi o Balão.</text:p>
      <text:p text:style-name="Standard">—--------------------------------------------------------------------------</text:p>
      <text:p text:style-name="Standard"/>
      <text:p text:style-name="Standard">É terrestre? não.</text:p>
      <text:p text:style-name="Standard">É aéreo? sim.</text:p>
      <text:p text:style-name="Standard">Precisa de combustível?sim.</text:p>
      <text:p text:style-name="Standard">Tem asa?sim.</text:p>
      <text:p text:style-name="Standard"/>
      <text:p text:style-name="Standard"><text:s/>Então o transporte escolhido foi o Avião..</text:p>
      <text:p text:style-name="Standard"><text:soft-page-break/>—-----------------------------------------------------------------------------</text:p>
      <text:p text:style-name="Standard"/>
      <text:p text:style-name="Standard">É terrestre? não.</text:p>
      <text:p text:style-name="Standard">É aéreo? sim.</text:p>
      <text:p text:style-name="Standard">Precisa de combustível?sim.</text:p>
      <text:p text:style-name="Standard">Tem asa? não.</text:p>
      <text:p text:style-name="Standard">tem Hélice? sim.</text:p>
      <text:p text:style-name="Standard"/>
      <text:p text:style-name="Standard">Então o transporte escolhido foi o Helicóptero.</text:p>
      <text:p text:style-name="Standard">—------------------------------------------------------------------------------</text:p>
      <text:p text:style-name="Standard"/>
      <text:p text:style-name="Standard">É terrestre? não.</text:p>
      <text:p text:style-name="Standard">É aéreo?não.</text:p>
      <text:p text:style-name="Standard">É aquático? sim.</text:p>
      <text:p text:style-name="Standard">Fica submerso na água? sim.</text:p>
      <text:p text:style-name="Standard"/>
      <text:p text:style-name="Standard">Então o transporte escolhido foi o Submarino.</text:p>
      <text:p text:style-name="Standard">—-------------------------------------------------------------------------------------</text:p>
      <text:p text:style-name="Standard"/>
      <text:p text:style-name="Standard">É terrestre? não.</text:p>
      <text:p text:style-name="Standard">É aéreo?não.</text:p>
      <text:p text:style-name="Standard"><text:soft-page-break/>É aquático? sim.</text:p>
      <text:p text:style-name="Standard">Fica submerso na água? não.</text:p>
      <text:p text:style-name="Standard">Tem motor? sim.</text:p>
      <text:p text:style-name="Standard">Tem 24m ou menos? sim.</text:p>
      <text:p text:style-name="Standard"/>
      <text:p text:style-name="Standard">Então o transporte escolhido foi a Lancha.</text:p>
      <text:p text:style-name="Standard"/>
      <text:p text:style-name="Standard">—------------------------------------------------------------------------------</text:p>
      <text:p text:style-name="Standard"/>
      <text:p text:style-name="Standard"/>
      <text:p text:style-name="Standard">É terrestre? não.</text:p>
      <text:p text:style-name="Standard">É aéreo?não.</text:p>
      <text:p text:style-name="Standard">É aquático? sim.</text:p>
      <text:p text:style-name="Standard">Fica submerso na água? não.</text:p>
      <text:p text:style-name="Standard">Tem motor? sim.</text:p>
      <text:p text:style-name="Standard">Tem 24m ou menos? não.</text:p>
      <text:p text:style-name="Standard">É grande? sim.</text:p>
      <text:p text:style-name="Standard">Tem tamanho para transportar os seus próprios barcos? (bote salva vidas ou lanchas)? sim.</text:p>
      <text:p text:style-name="Standard"/>
      <text:p text:style-name="Standard">Então o transporte escolhido foi o navio</text:p>
      <text:p text:style-name="Standard"/>
      <text:p text:style-name="Standard"><text:soft-page-break/>—----------------------------------------------------------------------------</text:p>
      <text:p text:style-name="Standard">É terrestre? não.</text:p>
      <text:p text:style-name="Standard">É aéreo?não.</text:p>
      <text:p text:style-name="Standard">É aquático? sim.</text:p>
      <text:p text:style-name="Standard">Fica submerso na água? não.</text:p>
      <text:p text:style-name="Standard">Tem motor? sim.</text:p>
      <text:p text:style-name="Standard">Tem 24m ou menos? não.</text:p>
      <text:p text:style-name="Standard">É grande? sim.</text:p>
      <text:p text:style-name="Standard">Tem tamanho para transportar os seus próprios barcos? (bote salva vidas ou lanchas)?não.</text:p>
      <text:p text:style-name="Standard"/>
      <text:p text:style-name="Standard">Então o transporte escolhido foi o barco.</text:p>
      <text:p text:style-name="Standard"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9" meta:word-count="451" meta:character-count="3514" meta:non-whitespace-character-count="3171"/>
    <meta:generator>LibreOfficeDev/6.0.5.2$Linux_X86_64 LibreOffice_project/</meta:generator>
  </office:meta>
</office:document-meta>
</file>